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fo:language="en" fo:country="GB" style:font-size-asian="16pt" style:language-asian="zxx" style:country-asian="none" style:font-size-complex="16pt" style:language-complex="zxx" style:country-complex="none"/>
    </style:style>
    <style:style style:name="P2"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text-properties fo:language="en" fo:country="GB"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language="en" fo:country="GB" style:language-asian="zxx" style:country-asian="none" style:language-complex="zxx" style:country-complex="none"/>
    </style:style>
    <style:style style:name="P6" style:family="paragraph" style:parent-style-name="Standard" style:list-style-name="L1">
      <style:paragraph-properties fo:text-align="start" style:justify-single-word="false"/>
      <style:text-properties style:font-name="Trebuchet MS" fo:language="en" fo:country="GB" style:language-asian="zxx" style:country-asian="none" style:language-complex="zxx" style:country-complex="none"/>
    </style:style>
    <style:style style:name="P7" style:family="paragraph" style:parent-style-name="Standard">
      <style:paragraph-properties fo:text-align="start" style:justify-single-word="false"/>
      <style:text-properties style:font-name="Trebuchet MS" fo:language="en" fo:country="GB" fo:font-weight="bold" style:language-asian="zxx" style:country-asian="none" style:font-weight-asian="bold" style:language-complex="zxx" style:country-complex="none" style:font-weight-complex="bold"/>
    </style:style>
    <style:style style:name="P8" style:family="paragraph" style:parent-style-name="Standard">
      <style:paragraph-properties fo:text-align="start" style:justify-single-word="false"/>
      <style:text-properties style:font-name="Trebuchet MS" fo:language="en" fo:country="GB" fo:font-weight="normal" style:language-asian="zxx" style:country-asian="none" style:font-weight-asian="normal" style:language-complex="zxx" style:country-complex="none" style:font-weight-complex="normal"/>
    </style:style>
    <style:style style:name="P9" style:family="paragraph" style:parent-style-name="Standard">
      <style:paragraph-properties fo:text-align="center" style:justify-single-word="false"/>
      <style:text-properties style:font-name="Trebuchet MS" fo:font-size="16pt" fo:language="en" fo:country="GB" style:font-size-asian="16pt" style:language-asian="zxx" style:country-asian="none" style:font-size-complex="16pt" style:language-complex="zxx" style:country-complex="non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he Importance of Being Android</text:p>
      <text:p text:style-name="P1">Evaluative Study</text:p>
      <text:p text:style-name="P1"/>
      <text:p text:style-name="P4">Brief</text:p>
      <text:p text:style-name="P4"/>
      <text:p text:style-name="P2"><text:tab/>Your task is to be part of an evaluative study to examine the design of a smartphone application. The app in question is "Learn Your Lines". The purpose of this app is, primarily,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2"/>
      <text:p text:style-name="P5"><text:span text:style-name="T3"><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if you have any questions.</text:span></text:p>
      <text:p text:style-name="P5"><text:span text:style-name="T3"/></text:p>
      <text:p text:style-name="P5"/>
      <text:p text:style-name="P7">Task 1 – Viewing the Script</text:p>
      <text:p text:style-name="P7"/>
      <text:p text:style-name="P8">View the script in “Normal” mode. Begin from the first page. When the script appears, advance through it until you reach page five. Reading the script is optional.</text:p>
      <text:p text:style-name="P8"/>
      <text:p text:style-name="P7"/>
      <text:p text:style-name="P7">Task 2 – Viewing the Script in Rehearsal mode</text:p>
      <text:p text:style-name="P7"/>
      <text:p text:style-name="P8">Return the Options screen and switch from “Normal” mode to “Rehearsal” mode. Select “Algernon” as your character, and begin from Act 2, page 23.</text:p>
      <text:p text:style-name="P8"/>
      <text:p text:style-name="P8">Reveal three words from the currently hidden line. After that, advance through the page <text:s/>until you reach Algernon's fourth line. (The previous line will be delivered by Jack and will contain the text; “Well, at any rate, that is better...”).</text:p>
      <text:p text:style-name="P8"/>
      <text:p text:style-name="P8"/>
      <text:p text:style-name="P7">Task 3 – Record yourself rehearsing a line</text:p>
      <text:p text:style-name="P7"/>
      <text:p text:style-name="P8">Record yourself speaking Algernon's second line on the current page (page 23 in case you left the script and forgot which page you were on).</text:p>
      <text:p text:style-name="P8"/>
      <text:p text:style-name="P8">Save your Recording as “Algernon”. You may press “cancel” before saving, and record yourself again if you wish.</text:p>
      <text:p text:style-name="P8"/>
      <text:p text:style-name="P8">Now apply the recording you just made to the relevant line. (<text:span text:style-name="T2">Hint for non-android users: Press and hold on the line to bring up a menu</text:span>).</text:p>
      <text:p text:style-name="P8"/>
      <text:p text:style-name="P8">Finally playback the recording you just applied to the line.</text:p>
      <text:p text:style-name="P8"/>
      <text:p text:style-name="P7"/>
      <text:p text:style-name="P7"/>
      <text:p text:style-name="P7"><text:soft-page-break/></text:p>
      <text:p text:style-name="P7">Task 4 – Create a note</text:p>
      <text:p text:style-name="P7"/>
      <text:p text:style-name="P8">Create a note for the same line you just created a recording for. You may enter any text of your choosing.</text:p>
      <text:p text:style-name="P8"/>
      <text:p text:style-name="P8">Go to the Performance Notes screen and find the note you just created. Rename the title of the note to; “Algernon – Line 6”.</text:p>
      <text:p text:style-name="P8"/>
      <text:p text:style-name="P7"/>
      <text:p text:style-name="P7">Task 5 – View your Stats</text:p>
      <text:p text:style-name="P7"/>
      <text:p text:style-name="P8">Now go to the Statistics screen. Filter the stats so the selected character is “Algernon” and view for all pages on Act 2.</text:p>
      <text:p text:style-name="P8"/>
      <text:p text:style-name="P8">Clear the stats for the current selection.</text:p>
      <text:p text:style-name="P8"/>
      <text:p text:style-name="P7"/>
      <text:p text:style-name="P7">Task 6 – Deletion</text:p>
      <text:p text:style-name="P7"/>
      <text:p text:style-name="P8">Go to the Recordings screen and delete the recording you made earlier.</text:p>
      <text:p text:style-name="P8"/>
      <text:p text:style-name="P8">Finally, go to the Performance Notes screen and delete the note you made earlier.</text:p>
      <text:p text:style-name="P8"/>
      <text:p text:style-name="P8"/>
      <text:p text:style-name="P8"><text:tab/>Thank you very much for taking part in this evaluation for the “Learn Your Lines” application. Please now take five minutes to complete the Questionnaire provided to you. Again, if there are any questions you are unsure of, do not hesitate to ask for help.</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3M8S</meta:editing-duration>
    <meta:editing-cycles>28</meta:editing-cycles>
    <meta:generator>OpenOffice.org/3.3$Win32 OpenOffice.org_project/330m20$Build-9567</meta:generator>
    <dc:date>2013-02-15T16:12:11.49</dc:date>
    <dc:creator>Daniel Muir</dc:creator>
    <meta:document-statistic meta:table-count="0" meta:image-count="0" meta:object-count="0" meta:page-count="2" meta:paragraph-count="25" meta:word-count="529" meta:character-count="2896"/>
    <meta:user-defined meta:name="Info 1"/>
    <meta:user-defined meta:name="Info 2"/>
    <meta:user-defined meta:name="Info 3"/>
    <meta:user-defined meta:name="Info 4"/>
  </office:meta>
</office:document-meta>
</file>